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53BF00000457000004579135F1437B1F8E03.svg" manifest:media-type="image/svg+xml"/>
  <manifest:file-entry manifest:full-path="Pictures/100002010000002A0000002AF5030A6EC090350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0.597cm"/>
      <style:paragraph-properties style:writing-mode="lr-tb"/>
    </style:style>
    <style:style style:name="gr2" style:family="graphic" style:parent-style-name="standard">
      <style:graphic-properties draw:stroke="none" draw:fill="none" fo:min-height="2.203cm"/>
      <style:paragraph-properties style:writing-mode="lr-tb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/>
      <style:paragraph-properties style:writing-mode="lr-tb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  <style:text-properties fo:font-size="18pt" fo:font-weight="bold" style:font-weight-asian="bold" style:font-weight-complex="bold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2" draw:layer="layout" svg:width="27cm" svg:height="10.847cm" svg:x="0.5cm" svg:y="4cm">
          <draw:text-box>
            <text:p><text:span text:style-name="T1">Nombre:</text:span><text:span text:style-name="T2"> APELLIDO, Nombre</text:span></text:p>
            <text:p text:style-name="P1"><text:span text:style-name="T1">DNI:</text:span><text:span text:style-name="T2"> 11.111.111</text:span></text:p>
            <text:p text:style-name="P1"><text:span text:style-name="T3"/></text:p>
            <text:p text:style-name="P1"><text:span text:style-name="T1">Título:</text:span><text:span text:style-name="T2"> Carrera (Siglas Universidad)</text:span></text:p>
            <text:p text:style-name="P1"><text:span text:style-name="T1">Fecha de egreso:</text:span><text:span text:style-name="T2"> AAAA/MM/DD</text:span></text:p>
            <text:p text:style-name="P1"><text:span text:style-name="T3"/></text:p>
            <text:p text:style-name="P1"><text:span text:style-name="T3"/></text:p>
            <text:p text:style-name="P1"><text:span text:style-name="T1">ID:</text:span><text:span text:style-name="T2"> abcd1234</text:span></text:p>
          </draw:text-box>
        </draw:frame>
        <draw:frame draw:style-name="gr2" draw:text-style-name="P4" draw:layer="layout" svg:width="27.019cm" svg:height="2.453cm" svg:x="0.981cm" svg:y="0.5cm">
          <draw:text-box>
            <text:p text:style-name="P3"><text:span text:style-name="T4">REGISTRO DE PROFESIONALES GRADUADOS UNIVERSITARIOS EN SEGURIDAD</text:span></text:p>
          </draw:text-box>
        </draw:frame>
        <draw:frame draw:name="Sin título.svg" draw:style-name="gr3" draw:text-style-name="P3" draw:layer="layout" svg:width="6.43cm" svg:height="6.43cm" svg:x="21.5cm" svg:y="9.32cm">
          <draw:image xlink:href="Pictures/100053BF00000457000004579135F1437B1F8E03.svg" xlink:type="simple" xlink:show="embed" xlink:actuate="onLoad" draw:mime-type="image/svg+xml">
            <text:p/>
          </draw:image>
          <draw:image xlink:href="Pictures/100002010000002A0000002AF5030A6EC0903501.png" xlink:type="simple" xlink:show="embed" xlink:actuate="onLoad" draw:mime-type="image/png"/>
          <svg:title>https://pgus.segulupa.com/?id=abcd1234</svg:titl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04T18:23:01.226000000</meta:creation-date>
    <dc:date>2023-10-06T05:33:30.288000000</dc:date>
    <meta:editing-duration>PT58M23S</meta:editing-duration>
    <meta:editing-cycles>5</meta:editing-cycles>
    <meta:generator>LibreOffice/7.1.5.2$Windows_X86_64 LibreOffice_project/85f04e9f809797b8199d13c421bd8a2b025d52b5</meta:generator>
    <meta:document-statistic meta:object-count="26"/>
  </office:meta>
</office:document-meta>
</file>